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8.75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4" style:family="paragraph" style:parent-style-name="Standard">
      <style:paragraph-properties fo:margin-left="0cm" fo:margin-right="-1.635cm" fo:text-align="center" style:justify-single-word="false" fo:text-indent="0cm" style:auto-text-indent="false"/>
      <style:text-properties fo:font-size="10pt" fo:font-weight="bold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margin-left="0cm" fo:margin-right="-1.635cm" fo:text-align="start" style:justify-single-word="false" fo:text-indent="0cm" style:auto-text-indent="false"/>
      <style:text-properties fo:font-size="10pt" fo:font-weight="bold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margin-left="0cm" fo:margin-right="-1.635cm" fo:text-align="start" style:justify-single-word="false" fo:text-indent="0cm" style:auto-text-indent="false"/>
      <style:text-properties fo:font-size="10pt" fo:font-weight="bold" style:font-size-asian="8.75pt" style:font-weight-asian="bold" style:font-size-complex="10pt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8pt" style:font-size-asian="8pt" style:font-size-complex="8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size-asian="10pt"/>
    </style:style>
    <style:style style:name="T4" style:family="text">
      <style:text-properties style:text-position="0% 100%" fo:font-size="10pt" style:font-size-asian="10pt" style:font-size-complex="10pt"/>
    </style:style>
    <style:style style:name="T5" style:family="text">
      <style:text-properties style:text-position="0% 100%" fo:font-size="9pt" style:font-size-asian="9pt" style:font-size-complex="9pt"/>
    </style:style>
    <style:style style:name="T6" style:family="text">
      <style:text-properties fo:font-size="10pt" style:font-size-asian="10pt" style:font-size-complex="10pt"/>
    </style:style>
    <style:style style:name="gr1" style:family="graphic">
      <style:graphic-properties draw:fill="solid" draw:fill-color="#99ccff" draw:textarea-horizontal-align="center" draw:textarea-vertical-align="middle" fo:padding-top="5.001cm" fo:padding-bottom="5.001cm" fo:padding-left="5.001cm" fo:padding-right="5.0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99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f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9999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b3b3b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b3b3b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solid" draw:fill-color="#0000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9999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="solid" draw:fill-color="#00f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="solid" draw:fill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ffice Network Structure </text:p>
      <text:p text:style-name="P1"/>
      <text:p text:style-name="P1"><draw:line text:anchor-type="paragraph" draw:z-index="42" draw:style-name="gr5" draw:text-style-name="P7" svg:x1="4.595cm" svg:y1="1.899cm" svg:x2="4.618cm" svg:y2="0.146cm"><text:p/></draw:line><draw:line text:anchor-type="paragraph" draw:z-index="43" draw:style-name="gr5" draw:text-style-name="P7" svg:x1="4.595cm" svg:y1="0.146cm" svg:x2="27.517cm" svg:y2="0.049cm"><text:p/></draw:line><draw:line text:anchor-type="paragraph" draw:z-index="44" draw:style-name="gr5" draw:text-style-name="P7" svg:x1="27.517cm" svg:y1="0.049cm" svg:x2="27.662cm" svg:y2="9.475cm"><text:p/></draw:line></text:p>
      <text:p text:style-name="P1"><draw:line text:anchor-type="paragraph" draw:z-index="39" draw:style-name="gr5" draw:text-style-name="P7" svg:x1="24.559cm" svg:y1="2.381cm" svg:x2="24.559cm" svg:y2="0.289cm"><text:p/></draw:line><draw:line text:anchor-type="paragraph" draw:z-index="40" draw:style-name="gr5" draw:text-style-name="P7" svg:x1="24.558cm" svg:y1="0.289cm" svg:x2="5.868cm" svg:y2="0.361cm"><text:p/></draw:line><draw:line text:anchor-type="paragraph" draw:z-index="41" draw:style-name="gr5" draw:text-style-name="P7" svg:x1="5.868cm" svg:y1="0.362cm" svg:x2="5.893cm" svg:y2="1.419cm"><text:p/></draw:line></text:p>
      <text:p text:style-name="P1"><draw:rect text:anchor-type="paragraph" draw:z-index="2" draw:style-name="gr3" draw:text-style-name="P8" svg:width="1.25cm" svg:height="1.033cm" svg:x="8.661cm" svg:y="0.455cm"><text:p text:style-name="P7"><text:span text:style-name="T2">SYS-1</text:span></text:p></draw:rect><draw:rect text:anchor-type="paragraph" draw:z-index="7" draw:style-name="gr3" draw:text-style-name="P8" svg:width="1.25cm" svg:height="0.985cm" svg:x="19.964cm" svg:y="0.455cm"><text:p text:style-name="P7"><text:span text:style-name="T2">SYS-6</text:span></text:p></draw:rect><draw:rect text:anchor-type="paragraph" draw:z-index="8" draw:style-name="gr3" draw:text-style-name="P8" svg:width="1.274cm" svg:height="1.01cm" svg:x="22.419cm" svg:y="0.432cm"><text:p text:style-name="P7"><text:span text:style-name="T2">SYS-7</text:span></text:p></draw:rect></text:p>
      <text:p text:style-name="P2"><draw:rect text:anchor-type="paragraph" draw:z-index="6" draw:style-name="gr4" draw:text-style-name="P8" svg:width="1.253cm" svg:height="0.985cm" svg:x="17.679cm" svg:y="0.046cm"><text:p text:style-name="P7"><text:span text:style-name="T2">SYS-5</text:span></text:p></draw:rect><draw:rect text:anchor-type="paragraph" draw:z-index="5" draw:style-name="gr3" draw:text-style-name="P8" svg:width="1.225cm" svg:height="0.985cm" svg:x="15.443cm" svg:y="0.067cm"><text:p text:style-name="P7"><text:span text:style-name="T2">SYS-4</text:span></text:p></draw:rect><draw:rect text:anchor-type="paragraph" draw:z-index="4" draw:style-name="gr3" draw:text-style-name="P8" svg:width="-1.228cm" svg:height="-1.011cm" svg:x="14.337cm" svg:y="1.03cm"><text:p text:style-name="P7"><text:span text:style-name="T2">SYS-3</text:span></text:p></draw:rect><draw:rect text:anchor-type="paragraph" draw:z-index="3" draw:style-name="gr3" draw:text-style-name="P8" svg:width="1.274cm" svg:height="1.033cm" svg:x="10.993cm" svg:y="0.048cm"><text:p text:style-name="P7"><text:span text:style-name="T2">SYS-2</text:span></text:p></draw:rect></text:p>
      <text:p text:style-name="P1"><draw:line text:anchor-type="paragraph" draw:z-index="78" draw:style-name="gr5" draw:text-style-name="P7" svg:x1="1.707cm" svg:y1="0.253cm" svg:x2="3.967cm" svg:y2="0.205cm"><text:p/></draw:line><draw:line text:anchor-type="paragraph" draw:z-index="77" draw:style-name="gr5" draw:text-style-name="P7" svg:x1="1.707cm" svg:y1="0.831cm" svg:x2="1.707cm" svg:y2="0.252cm"><text:p/></draw:line><draw:rect text:anchor-type="paragraph" draw:z-index="1" draw:style-name="gr2" draw:text-style-name="P7" svg:width="2.453cm" svg:height="1.514cm" svg:x="3.967cm" svg:y="0.071cm"><text:p text:style-name="P7"><text:span text:style-name="T6">SWITCH-1</text:span></text:p><text:p text:style-name="P7"><text:span text:style-name="T1">(24 ports)</text:span></text:p></draw:rect></text:p>
      <text:p text:style-name="P4"><draw:rect text:anchor-type="paragraph" draw:z-index="0" draw:style-name="gr1" draw:text-style-name="P8" svg:width="2.477cm" svg:height="1.489cm" svg:x="3.923cm" svg:y="2.378cm"><text:p text:style-name="P7"><text:span text:style-name="T4">SWITCH-2</text:span></text:p><text:p text:style-name="P7"><text:span text:style-name="T5">(24 ports)</text:span></text:p></draw:rect><draw:rect text:anchor-type="paragraph" draw:z-index="9" draw:style-name="gr4" draw:text-style-name="P8" svg:width="1.202cm" svg:height="1.01cm" svg:x="8.707cm" svg:y="1.27cm"><text:p text:style-name="P7"><text:span text:style-name="T2">SYS-8</text:span></text:p></draw:rect><draw:rect text:anchor-type="paragraph" draw:z-index="10" draw:style-name="gr3" draw:text-style-name="P8" svg:width="1.202cm" svg:height="0.985cm" svg:x="11.113cm" svg:y="1.249cm"><text:p text:style-name="P7"><text:span text:style-name="T2">SYS-9</text:span></text:p></draw:rect><draw:rect text:anchor-type="paragraph" draw:z-index="11" draw:style-name="gr3" draw:text-style-name="P8" svg:width="1.202cm" svg:height="0.985cm" svg:x="13.204cm" svg:y="1.272cm"><text:p text:style-name="P7"><text:span text:style-name="T2">SYS-10</text:span></text:p></draw:rect><draw:rect text:anchor-type="paragraph" draw:z-index="12" draw:style-name="gr3" draw:text-style-name="P8" svg:width="1.25cm" svg:height="0.96cm" svg:x="15.441cm" svg:y="1.199cm"><text:p text:style-name="P7"><text:span text:style-name="T2">SYS-11</text:span></text:p></draw:rect><draw:rect text:anchor-type="paragraph" draw:z-index="13" draw:style-name="gr3" draw:text-style-name="P8" svg:width="1.25cm" svg:height="0.96cm" svg:x="17.655cm" svg:y="1.127cm"><text:p text:style-name="P7"><text:span text:style-name="T2">SYS-12</text:span></text:p></draw:rect><draw:rect text:anchor-type="paragraph" draw:z-index="14" draw:style-name="gr3" draw:text-style-name="P8" svg:width="1.25cm" svg:height="0.985cm" svg:x="19.988cm" svg:y="1.102cm"><text:p text:style-name="P7"><text:span text:style-name="T2">SYS-13</text:span></text:p></draw:rect><draw:rect text:anchor-type="paragraph" draw:z-index="15" draw:style-name="gr3" draw:text-style-name="P8" svg:width="1.251cm" svg:height="1.01cm" svg:x="22.444cm" svg:y="1.152cm"><text:p text:style-name="P7"><text:span text:style-name="T2">SYS-14</text:span></text:p></draw:rect><draw:rect text:anchor-type="paragraph" draw:z-index="16" draw:style-name="gr3" draw:text-style-name="P8" svg:width="1.225cm" svg:height="1.01cm" svg:x="8.779cm" svg:y="3.316cm"><text:p text:style-name="P7"><text:span text:style-name="T2">SYS-15</text:span></text:p></draw:rect><draw:rect text:anchor-type="paragraph" draw:z-index="17" draw:style-name="gr3" draw:text-style-name="P8" svg:width="1.225cm" svg:height="0.96cm" svg:x="11.137cm" svg:y="3.293cm"><text:p text:style-name="P7"><text:span text:style-name="T2">SYS-16</text:span></text:p></draw:rect><draw:rect text:anchor-type="paragraph" draw:z-index="18" draw:style-name="gr3" draw:text-style-name="P8" svg:width="1.225cm" svg:height="1.01cm" svg:x="13.206cm" svg:y="3.293cm"><text:p text:style-name="P7"><text:span text:style-name="T2">SYS-17</text:span></text:p></draw:rect><draw:rect text:anchor-type="paragraph" draw:z-index="19" draw:style-name="gr3" draw:text-style-name="P8" svg:width="1.227cm" svg:height="1.01cm" svg:x="15.468cm" svg:y="3.318cm"><text:p text:style-name="P7"><text:span text:style-name="T2">SYS-18</text:span></text:p></draw:rect><draw:rect text:anchor-type="paragraph" draw:z-index="20" draw:style-name="gr4" draw:text-style-name="P8" svg:width="1.202cm" svg:height="1.107cm" svg:x="17.752cm" svg:y="3.196cm"><text:p text:style-name="P7"><text:span text:style-name="T2">SYS-19</text:span></text:p></draw:rect><draw:rect text:anchor-type="paragraph" draw:z-index="23" draw:style-name="gr4" draw:text-style-name="P8" svg:width="1.25cm" svg:height="0.985cm" svg:x="8.804cm" svg:y="5.48cm"><text:p text:style-name="P7"><text:span text:style-name="T2">SYS-22</text:span></text:p></draw:rect><draw:rect text:anchor-type="paragraph" draw:z-index="24" draw:style-name="gr3" draw:text-style-name="P8" svg:width="1.274cm" svg:height="0.987cm" svg:x="11.09cm" svg:y="5.408cm"><text:p text:style-name="P7"><text:span text:style-name="T2">SYS-23</text:span></text:p></draw:rect><draw:rect text:anchor-type="paragraph" draw:z-index="25" draw:style-name="gr3" draw:text-style-name="P8" svg:width="1.25cm" svg:height="0.987cm" svg:x="13.301cm" svg:y="5.36cm"><text:p text:style-name="P7"><text:span text:style-name="T2">SYS24</text:span></text:p></draw:rect><draw:rect text:anchor-type="paragraph" draw:z-index="26" draw:style-name="gr3" draw:text-style-name="P8" svg:width="1.25cm" svg:height="0.985cm" svg:x="15.587cm" svg:y="5.36cm"><text:p text:style-name="P7"><text:span text:style-name="T2">SYS-25</text:span></text:p></draw:rect><draw:rect text:anchor-type="paragraph" draw:z-index="27" draw:style-name="gr3" draw:text-style-name="P8" svg:width="1.225cm" svg:height="0.987cm" svg:x="17.822cm" svg:y="5.29cm"><text:p text:style-name="P7"><text:span text:style-name="T2">SYS-26</text:span></text:p></draw:rect><draw:rect text:anchor-type="paragraph" draw:z-index="28" draw:style-name="gr3" draw:text-style-name="P8" svg:width="1.251cm" svg:height="0.985cm" svg:x="20.278cm" svg:y="5.265cm"><text:p text:style-name="P7"><text:span text:style-name="T2">SYS-27</text:span></text:p></draw:rect><draw:line text:anchor-type="paragraph" draw:z-index="31" draw:style-name="gr5" draw:text-style-name="P7" svg:x1="23.091cm" svg:y1="0.093cm" svg:x2="23.116cm" svg:y2="1.151cm"><text:p/></draw:line><draw:line text:anchor-type="paragraph" draw:z-index="32" draw:style-name="gr5" draw:text-style-name="P7" svg:x1="20.638cm" svg:y1="0.092cm" svg:x2="20.613cm" svg:y2="1.103cm"><text:p/></draw:line><draw:line text:anchor-type="paragraph" draw:z-index="33" draw:style-name="gr5" draw:text-style-name="P7" svg:x1="18.376cm" svg:y1="0.164cm" svg:x2="18.376cm" svg:y2="1.127cm"><text:p/></draw:line><draw:line text:anchor-type="paragraph" draw:z-index="34" draw:style-name="gr5" draw:text-style-name="P7" svg:x1="16.115cm" svg:y1="0.185cm" svg:x2="16.092cm" svg:y2="1.199cm"><text:p/></draw:line><draw:line text:anchor-type="paragraph" draw:z-index="35" draw:style-name="gr5" draw:text-style-name="P7" svg:x1="11.714cm" svg:y1="0.213cm" svg:x2="11.739cm" svg:y2="1.248cm"><text:p/></draw:line><draw:line text:anchor-type="paragraph" draw:z-index="36" draw:style-name="gr5" draw:text-style-name="P7" svg:x1="13.783cm" svg:y1="0.164cm" svg:x2="13.783cm" svg:y2="1.272cm"><text:p/></draw:line><draw:line text:anchor-type="paragraph" draw:z-index="37" draw:style-name="gr5" draw:text-style-name="P7" svg:x1="9.308cm" svg:y1="0.139cm" svg:x2="9.308cm" svg:y2="1.27cm"><text:p/></draw:line><draw:rect text:anchor-type="paragraph" draw:z-index="38" draw:style-name="gr6" draw:text-style-name="P9" svg:width="2.5cm" svg:height="1.467cm" svg:x="26.434cm" svg:y="7.165cm"><text:p text:style-name="P7"><text:span text:style-name="T6">SWITCH-3</text:span></text:p><text:p text:style-name="P7"><text:span text:style-name="T1">(16 ports)</text:span></text:p></draw:rect><draw:line text:anchor-type="paragraph" draw:z-index="30" draw:style-name="gr5" draw:text-style-name="P7" svg:x1="9.308cm" svg:y1="0.697cm" svg:x2="24.559cm" svg:y2="0.552cm"><text:p/></draw:line><draw:line text:anchor-type="paragraph" draw:z-index="45" draw:style-name="gr5" draw:text-style-name="P7" svg:x1="6.399cm" svg:y1="2.886cm" svg:x2="24.87cm" svg:y2="2.741cm"><text:p/></draw:line><draw:line text:anchor-type="paragraph" draw:z-index="46" draw:style-name="gr5" draw:text-style-name="P7" svg:x1="24.871cm" svg:y1="2.741cm" svg:x2="24.871cm" svg:y2="4.835cm"><text:p/></draw:line><draw:line text:anchor-type="paragraph" draw:z-index="47" draw:style-name="gr5" draw:text-style-name="P7" svg:x1="24.871cm" svg:y1="4.835cm" svg:x2="9.333cm" svg:y2="4.907cm"><text:p/></draw:line><draw:line text:anchor-type="paragraph" draw:z-index="48" draw:style-name="gr5" draw:text-style-name="P7" svg:x1="9.308cm" svg:y1="4.325cm" svg:x2="9.308cm" svg:y2="5.48cm"><text:p/></draw:line><draw:line text:anchor-type="paragraph" draw:z-index="49" draw:style-name="gr5" draw:text-style-name="P7" svg:x1="11.811cm" svg:y1="4.253cm" svg:x2="11.811cm" svg:y2="5.408cm"><text:p/></draw:line><draw:line text:anchor-type="paragraph" draw:z-index="50" draw:style-name="gr5" draw:text-style-name="P7" svg:x1="13.903cm" svg:y1="4.302cm" svg:x2="13.928cm" svg:y2="5.36cm"><text:p/></draw:line><draw:line text:anchor-type="paragraph" draw:z-index="51" draw:style-name="gr5" draw:text-style-name="P7" svg:x1="16.14cm" svg:y1="4.327cm" svg:x2="16.165cm" svg:y2="5.361cm"><text:p/></draw:line><draw:line text:anchor-type="paragraph" draw:z-index="52" draw:style-name="gr5" draw:text-style-name="P7" svg:x1="18.376cm" svg:y1="4.302cm" svg:x2="18.376cm" svg:y2="5.29cm"><text:p/></draw:line><draw:rect text:anchor-type="paragraph" draw:z-index="54" draw:style-name="gr3" draw:text-style-name="P8" svg:width="1.227cm" svg:height="1.011cm" svg:x="0.963cm" svg:y="7.297cm"><text:p text:style-name="P7"><text:span text:style-name="T2">SYS-40</text:span></text:p></draw:rect><draw:rect text:anchor-type="paragraph" draw:z-index="55" draw:style-name="gr3" draw:text-style-name="P8" svg:width="1.276cm" svg:height="0.985cm" svg:x="0.891cm" svg:y="9.703cm"><text:p text:style-name="P7"><text:span text:style-name="T2">SYS-39</text:span></text:p></draw:rect><draw:rect text:anchor-type="paragraph" draw:z-index="56" draw:style-name="gr3" draw:text-style-name="P8" svg:width="1.25cm" svg:height="1.01cm" svg:x="0.841cm" svg:y="11.772cm"><text:p text:style-name="P7"><text:span text:style-name="T2">SYS-38</text:span></text:p></draw:rect><draw:rect text:anchor-type="paragraph" draw:z-index="57" draw:style-name="gr3" draw:text-style-name="P8" svg:width="1.251cm" svg:height="0.985cm" svg:x="0.841cm" svg:y="14.404cm"><text:p text:style-name="P7"><text:span text:style-name="T2">SYS-37</text:span></text:p></draw:rect><draw:rect text:anchor-type="paragraph" draw:z-index="58" draw:style-name="gr3" draw:text-style-name="P8" svg:width="1.225cm" svg:height="0.96cm" svg:x="6.255cm" svg:y="11.074cm"><text:p text:style-name="P7"><text:span text:style-name="T2">SYS-35</text:span></text:p></draw:rect><draw:rect text:anchor-type="paragraph" draw:z-index="59" draw:style-name="gr4" draw:text-style-name="P8" svg:width="1.202cm" svg:height="0.985cm" svg:x="6.205cm" svg:y="13.771cm"><text:p text:style-name="P7"><text:span text:style-name="T2">SYS-34</text:span></text:p></draw:rect><draw:rect text:anchor-type="paragraph" draw:z-index="60" draw:style-name="gr3" draw:text-style-name="P8" svg:width="1.25cm" svg:height="0.985cm" svg:x="9.405cm" svg:y="11.051cm"><text:p text:style-name="P7"><text:span text:style-name="T2">SYS-36</text:span></text:p></draw:rect><draw:rect text:anchor-type="paragraph" draw:z-index="61" draw:style-name="gr3" draw:text-style-name="P8" svg:width="1.225cm" svg:height="1.01cm" svg:x="9.43cm" svg:y="13.695cm"><text:p text:style-name="P7"><text:span text:style-name="T2">SYS-33</text:span></text:p></draw:rect><draw:rect text:anchor-type="paragraph" draw:z-index="62" draw:style-name="gr3" draw:text-style-name="P8" svg:width="1.25cm" svg:height="1.057cm" svg:x="15.418cm" svg:y="10.954cm"><text:p text:style-name="P7"><text:span text:style-name="T2">SYS-30</text:span></text:p></draw:rect><draw:rect text:anchor-type="paragraph" draw:z-index="63" draw:style-name="gr3" draw:text-style-name="P8" svg:width="1.274cm" svg:height="0.96cm" svg:x="18.329cm" svg:y="10.906cm"><text:p text:style-name="P7"><text:span text:style-name="T2">SYS-29</text:span></text:p></draw:rect><draw:rect text:anchor-type="paragraph" draw:z-index="65" draw:style-name="gr3" draw:text-style-name="P8" svg:width="1.25cm" svg:height="0.985cm" svg:x="15.466cm" svg:y="13.416cm"><text:p text:style-name="P7"><text:span text:style-name="T2">SYS-31</text:span></text:p></draw:rect><draw:rect text:anchor-type="paragraph" draw:z-index="66" draw:style-name="gr7" draw:text-style-name="P9" svg:width="1.975cm" svg:height="1.225cm" svg:x="0.841cm" svg:y="0.349cm"><text:p text:style-name="P7"><text:span text:style-name="T6">SERVER-55</text:span></text:p><text:p text:style-name="P7"><text:span text:style-name="T6">(4MBS)</text:span></text:p></draw:rect><draw:rect text:anchor-type="paragraph" draw:z-index="69" draw:style-name="gr8" draw:text-style-name="P9" svg:width="2.116cm" svg:height="1.01cm" svg:x="3.417cm" svg:y="5.039cm"><text:p text:style-name="P7"><text:span text:style-name="T6">MODEM-2</text:span></text:p><text:p text:style-name="P7"><text:span text:style-name="T6">(Wi-Fi)</text:span></text:p></draw:rect><draw:line text:anchor-type="paragraph" draw:z-index="70" draw:style-name="gr5" draw:text-style-name="P7" svg:x1="3.416cm" svg:y1="5.521cm" svg:x2="3.03cm" svg:y2="5.521cm"><text:p/></draw:line><draw:line text:anchor-type="paragraph" draw:z-index="71" draw:style-name="gr5" draw:text-style-name="P7" svg:x1="3.03cm" svg:y1="5.521cm" svg:x2="3.007cm" svg:y2="3.187cm"><text:p/></draw:line><draw:line text:anchor-type="paragraph" draw:z-index="73" draw:style-name="gr5" draw:text-style-name="P7" svg:x1="0.482cm" svg:y1="4.991cm" svg:x2="0.482cm" svg:y2="0.975cm"><text:p/></draw:line><draw:line text:anchor-type="paragraph" draw:z-index="75" draw:style-name="gr5" draw:text-style-name="P7" svg:x1="0.482cm" svg:y1="0.976cm" svg:x2="0.482cm" svg:y2="0.831cm"><text:p/></draw:line><draw:line text:anchor-type="paragraph" draw:z-index="76" draw:style-name="gr5" draw:text-style-name="P7" svg:x1="5.219cm" svg:y1="1.102cm" svg:x2="5.196cm" svg:y2="2.377cm"><text:p/></draw:line><draw:line text:anchor-type="paragraph" draw:z-index="80" draw:style-name="gr5" draw:text-style-name="P7" svg:x1="2.983cm" svg:y1="2.681cm" svg:x2="3.008cm" svg:y2="0.3cm"><text:p/></draw:line><draw:line text:anchor-type="paragraph" draw:z-index="81" draw:style-name="gr5" draw:text-style-name="P7" svg:x1="3.007cm" svg:y1="0.3cm" svg:x2="3.967cm" svg:y2="0.275cm"><text:p/></draw:line><draw:line text:anchor-type="paragraph" draw:z-index="82" draw:style-name="gr5" draw:text-style-name="P7" svg:x1="26.94cm" svg:y1="8.631cm" svg:x2="26.915cm" svg:y2="12.649cm"><text:p/></draw:line><draw:line text:anchor-type="paragraph" draw:z-index="86" draw:style-name="gr5" draw:text-style-name="P7" svg:x1="27.686cm" svg:y1="8.631cm" svg:x2="27.709cm" svg:y2="15.692cm"><text:p/></draw:line><draw:line text:anchor-type="paragraph" draw:z-index="88" draw:style-name="gr5" draw:text-style-name="P7" svg:x1="27.709cm" svg:y1="15.692cm" svg:x2="8.419cm" svg:y2="15.692cm"><text:p/></draw:line><draw:line text:anchor-type="paragraph" draw:z-index="89" draw:style-name="gr5" draw:text-style-name="P7" svg:x1="8.419cm" svg:y1="15.691cm" svg:x2="8.419cm" svg:y2="11.486cm"><text:p/></draw:line><draw:line text:anchor-type="paragraph" draw:z-index="90" draw:style-name="gr5" draw:text-style-name="P7" svg:x1="7.479cm" svg:y1="11.509cm" svg:x2="9.405cm" svg:y2="11.486cm"><text:p/></draw:line><draw:line text:anchor-type="paragraph" draw:z-index="91" draw:style-name="gr5" draw:text-style-name="P7" svg:x1="7.407cm" svg:y1="14.253cm" svg:x2="9.43cm" svg:y2="14.228cm"><text:p/></draw:line><draw:line text:anchor-type="paragraph" draw:z-index="92" draw:style-name="gr5" draw:text-style-name="P7" svg:x1="0.337cm" svg:y1="7.641cm" svg:x2="0.385cm" svg:y2="16.589cm"><text:p/></draw:line><draw:line text:anchor-type="paragraph" draw:z-index="93" draw:style-name="gr5" draw:text-style-name="P7" svg:x1="0.385cm" svg:y1="14.933cm" svg:x2="0.842cm" svg:y2="14.933cm"><text:p/></draw:line><draw:line text:anchor-type="paragraph" draw:z-index="94" draw:style-name="gr5" draw:text-style-name="P7" svg:x1="0.337cm" svg:y1="12.331cm" svg:x2="0.841cm" svg:y2="12.331cm"><text:p/></draw:line><draw:line text:anchor-type="paragraph" draw:z-index="95" draw:style-name="gr5" draw:text-style-name="P7" svg:x1="0.337cm" svg:y1="10.215cm" svg:x2="0.891cm" svg:y2="10.215cm"><text:p/></draw:line><draw:line text:anchor-type="paragraph" draw:z-index="96" draw:style-name="gr5" draw:text-style-name="P7" svg:x1="0.337cm" svg:y1="7.641cm" svg:x2="0.963cm" svg:y2="7.641cm"><text:p/></draw:line></text:p>
      <text:p text:style-name="P4"/>
      <text:p text:style-name="P4"><draw:line text:anchor-type="paragraph" draw:z-index="74" draw:style-name="gr5" draw:text-style-name="P7" svg:x1="0.482cm" svg:y1="0.062cm" svg:x2="0.842cm" svg:y2="0.062cm"><text:p/></draw:line></text:p>
      <text:p text:style-name="P4"/>
      <text:p text:style-name="P4"/>
      <text:p text:style-name="P4"/>
      <text:p text:style-name="P4"><draw:rect text:anchor-type="paragraph" draw:z-index="67" draw:style-name="gr7" draw:text-style-name="P9" svg:width="2.02cm" svg:height="1.25cm" svg:x="0.746cm" svg:y="0.183cm"><text:p text:style-name="P7"><text:span text:style-name="T6">SERVER-66</text:span></text:p><text:p text:style-name="P7"><text:span text:style-name="T6">(2MBS)</text:span></text:p></draw:rect></text:p>
      <text:p text:style-name="P4"><draw:line text:anchor-type="paragraph" draw:z-index="79" draw:style-name="gr5" draw:text-style-name="P7" svg:x1="2.766cm" svg:y1="0.014cm" svg:x2="2.983cm" svg:y2="0.014cm"><text:p/></draw:line></text:p>
      <text:p text:style-name="P4"><draw:line text:anchor-type="paragraph" draw:z-index="72" draw:style-name="gr5" draw:text-style-name="P7" svg:x1="2.766cm" svg:y1="0.111cm" svg:x2="3.008cm" svg:y2="0.111cm"><text:p/></draw:line><draw:rect text:anchor-type="paragraph" draw:z-index="21" draw:style-name="gr4" draw:text-style-name="P8" svg:width="1.225cm" svg:height="0.985cm" svg:x="20.278cm" svg:y="0.118cm"><text:p text:style-name="P7"><text:span text:style-name="T2">SYS-20</text:span></text:p></draw:rect><draw:rect text:anchor-type="paragraph" draw:z-index="22" draw:style-name="gr4" draw:text-style-name="P8" svg:width="1.131cm" svg:height="0.939cm" svg:x="22.611cm" svg:y="0.215cm"><text:p text:style-name="P7"><text:span text:style-name="T2">SYS-21</text:span></text:p></draw:rect></text:p>
      <text:p text:style-name="P4"/>
      <text:p text:style-name="P4"><draw:line text:anchor-type="paragraph" draw:z-index="53" draw:style-name="gr5" draw:text-style-name="P7" svg:x1="20.83cm" svg:y1="0.333cm" svg:x2="20.83cm" svg:y2="1.42cm"><text:p/></draw:line></text:p>
      <text:p text:style-name="P4"><draw:line text:anchor-type="paragraph" draw:z-index="111" draw:style-name="gr5" draw:text-style-name="P7" svg:x1="23.213cm" svg:y1="0cm" svg:x2="23.236cm" svg:y2="1.058cm"><text:p/></draw:line></text:p>
      <text:p text:style-name="P4"><draw:rect text:anchor-type="paragraph" draw:z-index="68" draw:style-name="gr8" draw:text-style-name="P9" svg:width="2.188cm" svg:height="0.996cm" svg:x="0.36cm" svg:y="0.377cm"><text:p text:style-name="P7"><text:span text:style-name="T6">MODEM-1</text:span></text:p></draw:rect></text:p>
      <text:p text:style-name="P4"><draw:rect text:anchor-type="paragraph" draw:z-index="29" draw:style-name="gr4" draw:text-style-name="P8" svg:width="1.251cm" svg:height="1.01cm" svg:x="22.585cm" svg:y="0.242cm"><text:p text:style-name="P7"><text:span text:style-name="T2">SYS-28</text:span></text:p></draw:rect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line text:anchor-type="paragraph" draw:z-index="97" draw:style-name="gr5" draw:text-style-name="P7" svg:x1="28.43cm" svg:y1="0.171cm" svg:x2="28.455cm" svg:y2="8.13cm"><text:p/></draw:lin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line text:anchor-type="paragraph" draw:z-index="85" draw:style-name="gr5" draw:text-style-name="P7" svg:x1="19.025cm" svg:y1="0.33cm" svg:x2="19.025cm" svg:y2="1.942cm"><text:p/></draw:line></text:p>
      <text:p text:style-name="P4"><draw:line text:anchor-type="paragraph" draw:z-index="84" draw:style-name="gr5" draw:text-style-name="P7" svg:x1="16.067cm" svg:y1="0.09cm" svg:x2="16.067cm" svg:y2="1.496cm"><text:p/></draw:line></text:p>
      <text:p text:style-name="P4"><draw:line text:anchor-type="paragraph" draw:z-index="83" draw:style-name="gr5" draw:text-style-name="P7" svg:x1="16.067cm" svg:y1="0.344cm" svg:x2="26.915cm" svg:y2="0.344cm"><text:p/></draw:line></text:p>
      <text:p text:style-name="P4"/>
      <text:p text:style-name="P4"/>
      <text:p text:style-name="P4"><draw:rect text:anchor-type="paragraph" draw:z-index="64" draw:style-name="gr3" draw:text-style-name="P8" svg:width="1.202cm" svg:height="1.01cm" svg:x="18.471cm" svg:y="0.019cm"><text:p text:style-name="P7"><text:span text:style-name="T2">SYS-32</text:span></text:p></draw:rect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line text:anchor-type="paragraph" draw:z-index="87" draw:style-name="gr5" draw:text-style-name="P7" svg:x1="0.385cm" svg:y1="0.055cm" svg:x2="28.456cm" svg:y2="0.055cm"><text:p/></draw:line></text:p>
      <text:p text:style-name="P5"><draw:line text:anchor-type="paragraph" draw:z-index="99" draw:style-name="gr5" draw:text-style-name="P7" svg:x1="18.905cm" svg:y1="4.515cm" svg:x2="18.882cm" svg:y2="0.231cm"><text:p/></draw:line><draw:line text:anchor-type="paragraph" draw:z-index="98" draw:style-name="gr5" draw:text-style-name="P7" svg:x1="10.754cm" svg:y1="0.328cm" svg:x2="18.882cm" svg:y2="0.231cm"><text:p/></draw:line><draw:line text:anchor-type="paragraph" draw:z-index="112" draw:style-name="gr5" draw:text-style-name="P7" svg:x1="10.754cm" svg:y1="0.328cm" svg:x2="10.777cm" svg:y2="4.635cm"><text:p/></draw:line></text:p>
      <text:p text:style-name="P5"><draw:rect text:anchor-type="paragraph" draw:z-index="100" draw:style-name="gr9" draw:text-style-name="P7" svg:width="1.008cm" svg:height="0.606cm" svg:x="17.104cm" svg:y="0.277cm"><text:p/></draw:rect> <text:s text:c="25"/></text:p>
      <text:p text:style-name="P5"><draw:custom-shape text:anchor-type="paragraph" draw:z-index="101" draw:style-name="gr10" svg:width="1.156cm" svg:height="0.193cm" svg:x="15.612cm" svg:y="0.039cm"><text:p/>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 <text:s text:c="131"/><text:span text:style-name="T3">MODEM</text:span></text:p>
      <text:p text:style-name="P5"><draw:rect text:anchor-type="paragraph" draw:z-index="103" draw:style-name="gr11" draw:text-style-name="P7" svg:width="0.966cm" svg:height="0.477cm" svg:x="17.104cm" svg:y="0.235cm"><text:p/></draw:rect> <text:s text:c="34"/></text:p>
      <text:p text:style-name="P5"><draw:custom-shape text:anchor-type="paragraph" draw:z-index="102" draw:style-name="gr10" svg:width="1.131cm" svg:height="0.216cm" svg:x="15.66cm" svg:y="0.064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 <text:s text:c="131"/>SERVER </text:p>
      <text:p text:style-name="P5"><draw:rect text:anchor-type="paragraph" draw:z-index="105" draw:style-name="gr5" draw:text-style-name="P7" svg:width="1.01cm" svg:height="0.578cm" svg:x="17.127cm" svg:y="0.138cm"><text:p/></draw:rect></text:p>
      <text:p text:style-name="P5"><draw:custom-shape text:anchor-type="paragraph" draw:z-index="104" draw:style-name="gr10" svg:width="1.179cm" svg:height="0.241cm" svg:x="15.637cm" svg:y="0.041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 <text:s text:c="131"/>SWITCH</text:p>
      <text:p text:style-name="P5"><draw:rect text:anchor-type="paragraph" draw:z-index="107" draw:style-name="gr12" draw:text-style-name="P7" svg:width="1.013cm" svg:height="0.481cm" svg:x="17.126cm" svg:y="0.138cm"><text:p/></draw:rect><draw:custom-shape text:anchor-type="paragraph" draw:z-index="106" draw:style-name="gr10" svg:width="1.179cm" svg:height="0.287cm" svg:x="15.635cm" svg:y="0.381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 <text:s text:c="7"/></text:p>
      <text:p text:style-name="P5"><text:s text:c="123"/><text:span text:style-name="T3">SYSTEM AVAILABLE</text:span></text:p>
      <text:p text:style-name="P5"><draw:custom-shape text:anchor-type="paragraph" draw:z-index="108" draw:style-name="gr10" svg:width="1.204cm" svg:height="0.265cm" svg:x="15.586cm" svg:y="0.355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rect text:anchor-type="paragraph" draw:z-index="109" draw:style-name="gr13" draw:text-style-name="P7" svg:width="0.962cm" svg:height="0.505cm" svg:x="17.127cm" svg:y="0.065cm"><text:p/></draw:rect></text:p>
      <text:p text:style-name="P5"><text:s text:c="114"/><text:span text:style-name="T3">SYSTEM NOT AVAILABLE</text:span></text:p>
      <text:p text:style-name="P5"><draw:line text:anchor-type="paragraph" draw:z-index="110" draw:style-name="gr5" draw:text-style-name="P7" svg:x1="10.777cm" svg:y1="0.406cm" svg:x2="18.882cm" svg:y2="0.286cm"><text:p/></draw:line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s4u </meta:initial-creator>
    <meta:creation-date>2015-10-30T10:35:33</meta:creation-date>
    <dc:date>2015-10-30T15:02:12</dc:date>
    <dc:creator>ss4u </dc:creator>
    <meta:editing-duration>PT02H52M53S</meta:editing-duration>
    <meta:editing-cycles>11</meta:editing-cycles>
    <meta:generator>OpenOffice.org/3.2$Linux OpenOffice.org_project/320m12$Build-9483</meta:generator>
    <meta:document-statistic meta:table-count="0" meta:image-count="0" meta:object-count="0" meta:page-count="1" meta:paragraph-count="9" meta:word-count="11" meta:character-count="781"/>
  </office:meta>
</office:document-meta>
</file>